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6" calcext:value-type="float">
            <text:p>1216</text:p>
          </table:table-cell>
          <table:table-cell table:style-name="ce7" table:formula="of:=COUNTIF([.B7:.B1000000];&quot;X&quot;)" office:value-type="float" office:value="1046" calcext:value-type="float">
            <text:p>1046</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6" calcext:value-type="float">
            <text:p>12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5">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27">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1">00/00/0000</text:date>, <text:time style:data-style-name="N2" text:time-value="20:30:27.1946765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1T20:30:44.773370615</dc:date>
    <meta:editing-duration>P1DT8H52M30S</meta:editing-duration>
    <meta:editing-cycles>1208</meta:editing-cycles>
    <meta:document-statistic meta:table-count="1" meta:cell-count="7339" meta:object-count="0"/>
  </office:meta>
</office:document-meta>
</file>